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000000165C1C02AE6ED3A6940.png" manifest:media-type="image/png"/>
  <manifest:file-entry manifest:full-path="Pictures/10000201000003900000016556B635D1C55921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90b" officeooo:paragraph-rsid="000319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2cm" svg:width="17cm" svg:height="6.653cm" draw:z-index="0"><draw:image xlink:href="Pictures/10000201000003900000016556B635D1C5592153.png" xlink:type="simple" xlink:show="embed" xlink:actuate="onLoad" loext:mime-type="image/png"/></draw:frame><draw:frame draw:style-name="fr1" draw:name="Imagen2" text:anchor-type="paragraph" svg:x="0cm" svg:y="13.002cm" svg:width="17cm" svg:height="6.653cm" draw:z-index="1"><draw:image xlink:href="Pictures/100002010000039000000165C1C02AE6ED3A6940.png" xlink:type="simple" xlink:show="embed" xlink:actuate="onLoad" loext:mime-type="image/png"/></draw:frame>Ulibarri Garcia, Gonza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20:45.722565212</meta:creation-date>
    <dc:date>2020-04-01T16:21:59.941395471</dc:date>
    <meta:editing-duration>PT1M15S</meta:editing-duration>
    <meta:editing-cycles>1</meta:editing-cycles>
    <meta:document-statistic meta:table-count="0" meta:image-count="2" meta:object-count="0" meta:page-count="1" meta:paragraph-count="1" meta:word-count="3" meta:character-count="24" meta:non-whitespace-character-count="22"/>
    <meta:generator>LibreOffice/6.0.7.3$Linux_X86_64 LibreOffice_project/00m0$Build-3</meta:generator>
  </office:meta>
</office:document-meta>
</file>